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with photograph of hotel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twice under beauty shop and parlor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Garages” aber probably wrong (see 1947)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twice, once a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roce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 are ads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3 are ads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s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0" calcext:value-type="float">
            <text:p>4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, 1 listed under Chinese R.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4" calcext:value-type="float">
            <text:p>10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3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0" calcext:value-type="float">
            <text:p>3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4" calcext:value-type="float">
            <text:p>3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41" calcext:value-type="float">
            <text:p>4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Beauty Parlor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under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ne listed under “Chinese Restaurants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Beauty Parlor” but same addresses as Tourist Homes in 194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Tourist Camp 1947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3:52:24.9017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6T13:53:33.003813000</dc:date>
    <dc:creator>Claudia Engel</dc:creator>
    <meta:editing-duration>P25DT10H14M33S</meta:editing-duration>
    <meta:editing-cycles>625</meta:editing-cycles>
    <meta:generator>LibreOffice/5.1.3.2$MacOSX_X86_64 LibreOffice_project/644e4637d1d8544fd9f56425bd6cec110e49301b</meta:generator>
    <meta:document-statistic meta:table-count="1" meta:cell-count="8086" meta:object-count="0"/>
  </office:meta>
</office:document-meta>
</file>